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Walker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.isExpa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Walker.is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.get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.enter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eeWalker.isCollap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.is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.le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Walker.TreeWalker( Tree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Walker.getSelectio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.is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.getIcon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